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109.7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21.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77.75pt"/>
    </style:style>
    <style:style style:name="co10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4">
      <style:table-cell-properties fo:border="0.06pt solid #000000"/>
    </style:style>
    <style:style style:name="ce4" style:family="table-cell" style:parent-style-name="Default" style:data-style-name="N104">
      <style:table-cell-properties fo:background-color="#ffcc00" fo:border="0.06pt solid #000000"/>
    </style:style>
    <style:style style:name="ce5" style:family="table-cell" style:parent-style-name="Default" style:data-style-name="N123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 style:data-style-name="N104">
      <style:table-cell-properties fo:border="0.06pt solid #000000"/>
      <style:text-properties fo:color="#000000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9"/>
        <table:table-column table:style-name="co7" table:default-cell-style-name="ce9"/>
        <table:table-column table:style-name="co9" table:default-cell-style-name="ce10"/>
        <table:table-column table:style-name="co7" table:default-cell-style-name="ce7"/>
        <table:table-row table:style-name="ro1">
          <table:table-cell table:style-name="ce1" office:value-type="string" calcext:value-type="string">
            <text:p>Назва платежу</text:p>
          </table:table-cell>
          <table:table-cell table:style-name="ce1" office:value-type="string" calcext:value-type="string">
            <text:p>Сума платежу</text:p>
          </table:table-cell>
          <table:table-cell table:style-name="ce1" office:value-type="string" calcext:value-type="string">
            <text:p>Дата</text:p>
          </table:table-cell>
          <table:table-cell/>
          <table:table-cell table:style-name="ce2" office:value-type="string" calcext:value-type="string" table:number-columns-spanned="2" table:number-rows-spanned="1">
            <text:p>Налаштування</text:p>
          </table:table-cell>
          <table:covered-table-cell table:style-name="ce1"/>
          <table:table-cell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До проведення змін</text:p>
          </table:table-cell>
          <table:covered-table-cell table:number-columns-repeated="2" table:style-name="ce1"/>
          <table:table-cell/>
          <table:table-cell table:style-name="ce1" office:value-type="string" calcext:value-type="string">
            <text:p>i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ddiffs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normalized</text:p>
          </table:table-cell>
          <table:table-cell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3" office:value-type="currency" office:currency="USD" office:value="100000" calcext:value-type="currency">
            <text:p>$100,000.00</text:p>
          </table:table-cell>
          <table:table-cell table:style-name="ce5" office:value-type="date" office:date-value="2011-11-01" calcext:value-type="date">
            <text:p>01.11.11</text:p>
          </table:table-cell>
          <table:table-cell/>
          <table:table-cell table:style-name="ce1" office:value-type="string" calcext:value-type="string">
            <text:p>Дата зведення</text:p>
          </table:table-cell>
          <table:table-cell table:style-name="ce5" office:value-type="date" office:date-value="2011-05-01" calcext:value-type="date">
            <text:p>01.05.11</text:p>
          </table:table-cell>
          <table:table-cell/>
          <table:table-cell table:formula="of:=DAYS([.C3];[.$F$3])" office:value-type="float" office:value="184" calcext:value-type="float">
            <text:p>184</text:p>
          </table:table-cell>
          <table:table-cell table:formula="of:=[.H3]/365" office:value-type="float" office:value="0.504109589041096" calcext:value-type="float">
            <text:p>0.504109589</text:p>
          </table:table-cell>
          <table:table-cell table:formula="of:=[.B3]/(1+[.$F$2]*[.I3])" office:value-type="currency" office:currency="USD" office:value="94295.7528159553" calcext:value-type="currency">
            <text:p>$94,295.75</text:p>
          </table:table-cell>
          <table:table-cell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3" office:value-type="currency" office:currency="USD" office:value="500000" calcext:value-type="currency">
            <text:p>$500,000.00</text:p>
          </table:table-cell>
          <table:table-cell table:style-name="ce5" office:value-type="date" office:date-value="2012-03-10" calcext:value-type="date">
            <text:p>10.03.12</text:p>
          </table:table-cell>
          <table:table-cell table:number-columns-repeated="4"/>
          <table:table-cell table:formula="of:=DAYS([.C4];[.$F$3])" office:value-type="float" office:value="314" calcext:value-type="float">
            <text:p>314</text:p>
          </table:table-cell>
          <table:table-cell table:formula="of:=[.H4]/365" office:value-type="float" office:value="0.86027397260274" calcext:value-type="float">
            <text:p>0.8602739726</text:p>
          </table:table-cell>
          <table:table-cell table:formula="of:=[.B4]/(1+[.$F$2]*[.I4])" office:value-type="currency" office:currency="USD" office:value="453213.469752657" calcext:value-type="currency">
            <text:p>$453,213.47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Після проведення змін</text:p>
          </table:table-cell>
          <table:covered-table-cell table:style-name="ce1"/>
          <table:covered-table-cell table:style-name="ce5"/>
          <table:table-cell table:number-columns-repeated="8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3" office:value-type="currency" office:currency="USD" office:value="300000" calcext:value-type="currency">
            <text:p>$300,000.00</text:p>
          </table:table-cell>
          <table:table-cell table:style-name="ce5" office:value-type="date" office:date-value="2011-12-01" calcext:value-type="date">
            <text:p>01.12.11</text:p>
          </table:table-cell>
          <table:table-cell table:number-columns-repeated="4"/>
          <table:table-cell table:formula="of:=DAYS([.C6];[.$F$3])" office:value-type="float" office:value="214" calcext:value-type="float">
            <text:p>214</text:p>
          </table:table-cell>
          <table:table-cell table:formula="of:=[.H6]/365" office:value-type="float" office:value="0.586301369863014" calcext:value-type="float">
            <text:p>0.5863013699</text:p>
          </table:table-cell>
          <table:table-cell table:formula="of:=[.B6]/(1+[.$F$2]*[.I6])" office:value-type="currency" office:currency="USD" office:value="280280.536500461" calcext:value-type="currency">
            <text:p>$280,280.54</text:p>
          </table:table-cell>
          <table:table-cell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4" table:formula="of:=[.J7]*(1+[.F2]*[.I7])" office:value-type="currency" office:currency="USD" office:value="299383.984402709" calcext:value-type="currency">
            <text:p>$299,383.98</text:p>
          </table:table-cell>
          <table:table-cell table:style-name="ce5" office:value-type="date" office:date-value="2012-05-01" calcext:value-type="date">
            <text:p>01.05.12</text:p>
          </table:table-cell>
          <table:table-cell table:number-columns-repeated="4"/>
          <table:table-cell table:formula="of:=DAYS([.C7];[.$F$3])" office:value-type="float" office:value="366" calcext:value-type="float">
            <text:p>366</text:p>
          </table:table-cell>
          <table:table-cell table:formula="of:=[.H7]/365" office:value-type="float" office:value="1.0027397260274" calcext:value-type="float">
            <text:p>1.002739726</text:p>
          </table:table-cell>
          <table:table-cell table:formula="of:=[.J3]+[.J4]-[.J6]" office:value-type="currency" office:currency="USD" office:value="267228.686068152" calcext:value-type="currency">
            <text:p>$267,228.69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7" table:number-columns-repeated="3"/>
          <table:table-cell/>
        </table:table-row>
        <table:table-row table:style-name="ro1" table:number-rows-repeated="2">
          <table:table-cell table:number-columns-repeated="6"/>
          <table:table-cell table:style-name="ce8" table:number-columns-repeated="5"/>
        </table:table-row>
        <table:table-row table:style-name="ro1">
          <table:table-cell table:number-columns-repeated="6"/>
          <table:table-cell table:style-name="ce8" table:number-columns-repeated="5"/>
        </table:table-row>
      </table:table>
      <table:table table:name="Sheet2" table:style-name="ta1">
        <table:table-column table:style-name="co7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редит 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оків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під</text:p>
          </table:table-cell>
          <table:table-cell table:style-name="ce11" office:value-type="percentage" office:value="0.19" calcext:value-type="percentage">
            <text:p>19.00%</text:p>
          </table:table-cell>
          <table:table-cell office:value-type="string" calcext:value-type="string">
            <text:p>річних</text:p>
          </table:table-cell>
          <table:table-cell office:value-type="string" calcext:value-type="string">
            <text:p>з комісією</text:p>
          </table:table-cell>
          <table:table-cell table:style-name="ce11" office:value-type="percentage" office:value="0.02" calcext:value-type="percentage">
            <text:p>2.00%</text:p>
          </table:table-cell>
          <table:table-cell table:formula="of:=IF([.I2]=[.$I$8];&quot;вигідніший&quot;;&quot;&quot;)" office:value-type="string" office:string-value="вигідніший" calcext:value-type="string">
            <text:p>вигідніший</text:p>
          </table:table-cell>
          <table:table-cell/>
          <table:table-cell table:style-name="ce11" table:formula="of:=[.F2]+(1+[.C2]*[.$B$1])" office:value-type="percentage" office:value="1.97" calcext:value-type="percentage">
            <text:p>197.00%</text:p>
          </table:table-cell>
        </table:table-row>
        <table:table-row table:style-name="ro1">
          <table:table-cell/>
          <table:table-cell office:value-type="string" calcext:value-type="string">
            <text:p>під</text:p>
          </table:table-cell>
          <table:table-cell table:style-name="ce11" office:value-type="percentage" office:value="0.2" calcext:value-type="percentage">
            <text:p>20.00%</text:p>
          </table:table-cell>
          <table:table-cell office:value-type="string" calcext:value-type="string">
            <text:p>річних</text:p>
          </table:table-cell>
          <table:table-cell office:value-type="string" calcext:value-type="string">
            <text:p>з комісією</text:p>
          </table:table-cell>
          <table:table-cell table:style-name="ce11" office:value-type="percentage" office:value="0" calcext:value-type="percentage">
            <text:p>0.00%</text:p>
          </table:table-cell>
          <table:table-cell table:formula="of:=IF([.I3]=[.$I$8];&quot;вигідніший&quot;;&quot;&quot;)">
            <text:p/>
          </table:table-cell>
          <table:table-cell/>
          <table:table-cell table:style-name="ce11" table:formula="of:=[.F3]+(1+[.C3]*[.$B$1])" office:value-type="percentage" office:value="2" calcext:value-type="percentage">
            <text:p>200.00%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table:style-name="ce11" table:number-columns-repeated="3"/>
          <table:table-cell table:style-name="ce11" table:formula="of:=MIN([.I2:.I3])" office:value-type="percentage" office:value="1.97" calcext:value-type="percentage">
            <text:p>197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20:01:06.470924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5:38.407599744</meta:creation-date>
    <meta:generator>LibreOffice/5.1.4.2$Linux_X86_64 LibreOffice_project/10m0$Build-2</meta:generator>
    <meta:print-date>2016-11-14T18:44:57.161376006</meta:print-date>
    <dc:date>2016-11-14T23:19:28.100004657</dc:date>
    <meta:editing-duration>PT1H22M26S</meta:editing-duration>
    <meta:editing-cycles>3</meta:editing-cycles>
    <meta:document-statistic meta:table-count="2" meta:cell-count="55" meta:object-count="0"/>
  </office:meta>
</office:document-meta>
</file>